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pasado 1 de Agosto nos reunimos para comentar los siguientes puntos:</text:p>
      <text:p text:style-name="Standard"/>
      <text:list xml:id="list1650967732949177972" text:style-name="L1">
        <text:list-item>
          <text:p text:style-name="P1">Al principio nos liamos un poco porque el programa de los cuadrados ya estaba hecho, que es el de un cuadrado simple, y el programa de ir cogiendo todos los cuadrados. Habria que <text:span text:style-name="T1">ejecutar ambos programas</text:span> con distintas fotos (el programa de todos los cuadrados tardaba una barbaridad). Despues lo que me pidio Domingo es <text:span text:style-name="T1">hacer graficas (matplotlib) para distintos valores de t (con T grande inalterable) y ver como varia la varianza</text:span> (y la media igual tambien) (con las 2 varianzas y las 2 maneras de calcular los puntos). Para pasar la varianza al programa de los cuadrados seria con un import.</text:p>
          <text:p text:style-name="P1"/>
        </text:list-item>
        <text:list-item>
          <text:p text:style-name="P1">Despues nos metimos en lo de cortar las imagenes, que lo haciamos con un fichero python que era pruebaguardarpillow. Lo que hemos hecho ha sido importar este programa al main para que una vez ejecutemos el main el programa haga los recortes. Obviamente esto habra <text:span text:style-name="T1">cambiarlo para utilizar la funcion cuando haga falta</text:span>, que sera al cargar la imagen principal. Ademas la funcion de los recortes todavia tiene el problema de que los cuadrados no estan ordenados (<text:span text:style-name="T1">habra que meter el programa en una funcion, pasando lo que necesitamos como argumento</text:span>, como por ejemplo el area grande y el area pequeño de los cuadrados). <text:span text:style-name="T1">Los recortes habria que borrarlos al finalizar el programa</text:span> ya que sino, no se puede ejecutar 2 veces el programa porque la carpeta en la que se guardan las imagenes, y las propias imagenes ya existen. Para <text:s/>borrar la carpeta en principio es con os.del, aunque lo mirare por si acaso.</text:p>
          <text:p text:style-name="P1"/>
        </text:list-item>
        <text:list-item>
          <text:p text:style-name="P1">Lo siguiente seria <text:span text:style-name="T1">pasar los recortes al programa</text:span>, tenemos su nombre y habria que añadirle un numero, y cada vez que dieramos al boton de siguiente tendriamos que pasar a la siguiente imagen (con un contador por ejemplo). Tienes que darle a next y pasar de una a otra imagen. <text:span text:style-name="T1">Habra que renombrarlas</text:span> (recorte1.png , …). Por otra parte no estan ordenados los recortes porque te lo ordena antes por orden alfabetico que por numero en si, por lo que te coge el 1, 1l 10, 1l 100, el 101, en vez de el 1, 2, 3, … aunque puede que con el programa si que estuvieran bien ordenados.</text:p>
          <text:p text:style-name="P1"/>
        </text:list-item>
        <text:list-item>
          <text:p text:style-name="P1">Aparte hablamos de que <text:span text:style-name="T1">habria que poner la estimacion de la varianza en el programa</text:span>, por ejemplo en la interfaz abajo a la izquierda. Por ejmplo con una etiquieta (label), y con el atributo test, y si cambias el test el lo va cambiando.</text:p>
          <text:p text:style-name="P1"/>
        </text:list-item>
        <text:list-item>
          <text:p text:style-name="P1">Ademas pusimos el contador de puntos en el codigo con contador, que se aumenta cada vez que pulses en una cabeza. Esta variable la hemos puesto como global. Cuentas los puntos, de cada imagen recortada y asi se <text:span text:style-name="T1">forma la matriz</text:span>.</text:p>
          <text:p text:style-name="P1"/>
        </text:list-item>
        <text:list-item>
          <text:p text:style-name="P1">Por ultimo comentamos que las rejillas de momento no las vamos a hacer, sino que vamos a coger todos los cuadrados, y aparte ahora mismo los recortes son de la totalidad de la imagen, y no solo del t pequeño. Por lo que son <text:span text:style-name="T1">2 cosas a solucionar</text:span>, pero no por ahora.</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8-09T18:10:47.93</meta:creation-date>
    <dc:date>2018-08-09T19:26:38.54</dc:date>
    <dc:creator>o </dc:creator>
    <meta:editing-duration>PT30M19S</meta:editing-duration>
    <meta:editing-cycles>3</meta:editing-cycles>
    <meta:generator>OpenOffice/4.1.3$Win32 OpenOffice.org_project/413m1$Build-9783</meta:generator>
    <meta:document-statistic meta:table-count="0" meta:image-count="0" meta:object-count="0" meta:page-count="1" meta:paragraph-count="7" meta:word-count="525" meta:character-count="2883"/>
  </office:meta>
</office:document-meta>
</file>